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oats1024.comp" table:style-name="ta1">
        <table:shapes>
          <draw:frame draw:z-index="0" draw:style-name="gr1" draw:text-style-name="P1" svg:width="15.996cm" svg:height="9.004cm" svg:x="20.539cm" svg:y="3.002cm">
            <draw:object draw:notify-on-update-of-ranges="'boats1024.comp'.A1:'boats1024.comp'.A1024 'boats1024.comp'.B1:'boats1024.comp'.B10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LOG([.C1])" office:value-type="float" office:value="3.57634135020579" calcext:value-type="float">
            <text:p>3.5763413502</text:p>
          </table:table-cell>
          <table:table-cell office:value-type="float" office:value="3770" calcext:value-type="float">
            <text:p>37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OG([.C2])" office:value-type="float" office:value="3.40500466505037" calcext:value-type="float">
            <text:p>3.4050046651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OG([.C3])" office:value-type="float" office:value="3.36285930295868" calcext:value-type="float">
            <text:p>3.362859303</text:p>
          </table:table-cell>
          <table:table-cell office:value-type="float" office:value="2306" calcext:value-type="float">
            <text:p>23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OG([.C4])" office:value-type="float" office:value="3.30856441356124" calcext:value-type="float">
            <text:p>3.3085644136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G([.C5])" office:value-type="float" office:value="3.13861843389949" calcext:value-type="float">
            <text:p>3.1386184339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G([.C6])" office:value-type="float" office:value="3.14488541828714" calcext:value-type="float">
            <text:p>3.1448854183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OG([.C7])" office:value-type="float" office:value="3.04921802267018" calcext:value-type="float">
            <text:p>3.0492180227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OG([.C8])" office:value-type="float" office:value="3.02938377768521" calcext:value-type="float">
            <text:p>3.0293837777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OG([.C9])" office:value-type="float" office:value="2.97772360528885" calcext:value-type="float">
            <text:p>2.9777236053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LOG([.C10])" office:value-type="float" office:value="2.94743372188705" calcext:value-type="float">
            <text:p>2.9474337219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OG([.C11])" office:value-type="float" office:value="2.92685670894969" calcext:value-type="float">
            <text:p>2.9268567089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LOG([.C12])" office:value-type="float" office:value="2.87390159786446" calcext:value-type="float">
            <text:p>2.8739015979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LOG([.C13])" office:value-type="float" office:value="2.84260923961056" calcext:value-type="float">
            <text:p>2.8426092396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LOG([.C14])" office:value-type="float" office:value="2.83250891270624" calcext:value-type="float">
            <text:p>2.83250891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LOG([.C15])" office:value-type="float" office:value="2.80753502806885" calcext:value-type="float">
            <text:p>2.8075350281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LOG([.C16])" office:value-type="float" office:value="2.80753502806885" calcext:value-type="float">
            <text:p>2.8075350281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LOG([.C17])" office:value-type="float" office:value="2.76492298464989" calcext:value-type="float">
            <text:p>2.7649229846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LOG([.C18])" office:value-type="float" office:value="2.76863810124761" calcext:value-type="float">
            <text:p>2.768638101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LOG([.C19])" office:value-type="float" office:value="2.72427586960079" calcext:value-type="float">
            <text:p>2.724275869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LOG([.C20])" office:value-type="float" office:value="2.73798732633343" calcext:value-type="float">
            <text:p>2.7379873263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LOG([.C21])" office:value-type="float" office:value="2.69983772586725" calcext:value-type="float">
            <text:p>2.6998377259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LOG([.C22])" office:value-type="float" office:value="2.69372694892365" calcext:value-type="float">
            <text:p>2.693726948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LOG([.C23])" office:value-type="float" office:value="2.62428209583567" calcext:value-type="float">
            <text:p>2.6242820958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LOG([.C24])" office:value-type="float" office:value="2.69108149212297" calcext:value-type="float">
            <text:p>2.6910814921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LOG([.C25])" office:value-type="float" office:value="2.62117628177503" calcext:value-type="float">
            <text:p>2.6211762818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LOG([.C26])" office:value-type="float" office:value="2.61804809671209" calcext:value-type="float">
            <text:p>2.6180480967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LOG([.C27])" office:value-type="float" office:value="2.60530504614111" calcext:value-type="float">
            <text:p>2.605305046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LOG([.C28])" office:value-type="float" office:value="2.59439255037543" calcext:value-type="float">
            <text:p>2.5943925504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LOG([.C29])" office:value-type="float" office:value="2.60422605308447" calcext:value-type="float">
            <text:p>2.604226053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LOG([.C30])" office:value-type="float" office:value="2.56110138364906" calcext:value-type="float">
            <text:p>2.561101383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LOG([.C31])" office:value-type="float" office:value="2.5705429398819" calcext:value-type="float">
            <text:p>2.5705429399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LOG([.C32])" office:value-type="float" office:value="2.55870857053317" calcext:value-type="float">
            <text:p>2.5587085705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LOG([.C33])" office:value-type="float" office:value="2.53019969820308" calcext:value-type="float">
            <text:p>2.530199698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LOG([.C34])" office:value-type="float" office:value="2.54406804435028" calcext:value-type="float">
            <text:p>2.544068044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LOG([.C35])" office:value-type="float" office:value="2.51054501020661" calcext:value-type="float">
            <text:p>2.510545010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LOG([.C36])" office:value-type="float" office:value="2.47712125471966" calcext:value-type="float">
            <text:p>2.477121254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LOG([.C37])" office:value-type="float" office:value="2.45331834004704" calcext:value-type="float">
            <text:p>2.4533183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LOG([.C38])" office:value-type="float" office:value="2.44247976906445" calcext:value-type="float">
            <text:p>2.442479769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LOG([.C39])" office:value-type="float" office:value="2.46089784275655" calcext:value-type="float">
            <text:p>2.4608978428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LOG([.C40])" office:value-type="float" office:value="2.46089784275655" calcext:value-type="float">
            <text:p>2.4608978428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LOG([.C41])" office:value-type="float" office:value="2.46089784275655" calcext:value-type="float">
            <text:p>2.4608978428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LOG([.C42])" office:value-type="float" office:value="2.40654018043395" calcext:value-type="float">
            <text:p>2.406540180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LOG([.C43])" office:value-type="float" office:value="2.45484486000851" calcext:value-type="float">
            <text:p>2.4548448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LOG([.C44])" office:value-type="float" office:value="2.37657695705651" calcext:value-type="float">
            <text:p>2.376576957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LOG([.C45])" office:value-type="float" office:value="2.40312052117582" calcext:value-type="float">
            <text:p>2.4031205212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LOG([.C46])" office:value-type="float" office:value="2.40654018043395" calcext:value-type="float">
            <text:p>2.406540180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LOG([.C47])" office:value-type="float" office:value="2.38381536598043" calcext:value-type="float">
            <text:p>2.3838153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LOG([.C48])" office:value-type="float" office:value="2.44090908206522" calcext:value-type="float">
            <text:p>2.440909082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LOG([.C49])" office:value-type="float" office:value="2.39967372148104" calcext:value-type="float">
            <text:p>2.3996737215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LOG([.C50])" office:value-type="float" office:value="2.33445375115093" calcext:value-type="float">
            <text:p>2.334453751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LOG([.C51])" office:value-type="float" office:value="2.35024801833416" calcext:value-type="float">
            <text:p>2.350248018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LOG([.C52])" office:value-type="float" office:value="2.39269695325967" calcext:value-type="float">
            <text:p>2.3926969533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LOG([.C53])" office:value-type="float" office:value="2.3541084391474" calcext:value-type="float">
            <text:p>2.354108439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LOG([.C54])" office:value-type="float" office:value="2.3747483460101" calcext:value-type="float">
            <text:p>2.37474834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LOG([.C55])" office:value-type="float" office:value="2.31386722036915" calcext:value-type="float">
            <text:p>2.3138672204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LOG([.C56])" office:value-type="float" office:value="2.34242268082221" calcext:value-type="float">
            <text:p>2.3424226808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LOG([.C57])" office:value-type="float" office:value="2.30749603791321" calcext:value-type="float">
            <text:p>2.307496037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LOG([.C58])" office:value-type="float" office:value="2.29003461136252" calcext:value-type="float">
            <text:p>2.290034611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LOG([.C59])" office:value-type="float" office:value="2.30535136944662" calcext:value-type="float">
            <text:p>2.305351369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LOG([.C60])" office:value-type="float" office:value="2.36921585741014" calcext:value-type="float">
            <text:p>2.369215857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LOG([.C61])" office:value-type="float" office:value="2.29446622616159" calcext:value-type="float">
            <text:p>2.294466226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LOG([.C62])" office:value-type="float" office:value="2.29885307640971" calcext:value-type="float">
            <text:p>2.298853076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LOG([.C63])" office:value-type="float" office:value="2.29003461136252" calcext:value-type="float">
            <text:p>2.290034611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LOG([.C64])" office:value-type="float" office:value="2.29003461136252" calcext:value-type="float">
            <text:p>2.290034611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LOG([.C65])" office:value-type="float" office:value="2.26245108973043" calcext:value-type="float">
            <text:p>2.262451089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LOG([.C66])" office:value-type="float" office:value="2.29225607135648" calcext:value-type="float">
            <text:p>2.292256071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LOG([.C67])" office:value-type="float" office:value="2.2718416065365" calcext:value-type="float">
            <text:p>2.271841606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LOG([.C68])" office:value-type="float" office:value="2.21218760440396" calcext:value-type="float">
            <text:p>2.212187604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LOG([.C69])" office:value-type="float" office:value="2.26481782300954" calcext:value-type="float">
            <text:p>2.26481782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LOG([.C70])" office:value-type="float" office:value="2.26007138798507" calcext:value-type="float">
            <text:p>2.26007138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LOG([.C71])" office:value-type="float" office:value="2.2718416065365" calcext:value-type="float">
            <text:p>2.271841606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LOG([.C72])" office:value-type="float" office:value="2.22530928172586" calcext:value-type="float">
            <text:p>2.225309281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LOG([.C73])" office:value-type="float" office:value="2.30102999566398" calcext:value-type="float">
            <text:p>2.301029995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LOG([.C74])" office:value-type="float" office:value="2.25285303097989" calcext:value-type="float">
            <text:p>2.25285303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LOG([.C75])" office:value-type="float" office:value="2.15533603746506" calcext:value-type="float">
            <text:p>2.155336037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LOG([.C76])" office:value-type="float" office:value="2.20411998265592" calcext:value-type="float">
            <text:p>2.204119982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LOG([.C77])" office:value-type="float" office:value="2.2148438480477" calcext:value-type="float">
            <text:p>2.21484384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LOG([.C78])" office:value-type="float" office:value="2.19033169817029" calcext:value-type="float">
            <text:p>2.190331698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LOG([.C79])" office:value-type="float" office:value="2.18184358794477" calcext:value-type="float">
            <text:p>2.181843587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LOG([.C80])" office:value-type="float" office:value="2.24303804868629" calcext:value-type="float">
            <text:p>2.243038048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LOG([.C81])" office:value-type="float" office:value="2.22788670461367" calcext:value-type="float">
            <text:p>2.227886704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LOG([.C82])" office:value-type="float" office:value="2.22788670461367" calcext:value-type="float">
            <text:p>2.227886704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LOG([.C83])" office:value-type="float" office:value="2.16435285578444" calcext:value-type="float">
            <text:p>2.164352855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LOG([.C84])" office:value-type="float" office:value="2.17897694729317" calcext:value-type="float">
            <text:p>2.178976947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LOG([.C85])" office:value-type="float" office:value="2.24551266781415" calcext:value-type="float">
            <text:p>2.245512667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LOG([.C86])" office:value-type="float" office:value="2.17609125905568" calcext:value-type="float">
            <text:p>2.176091259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LOG([.C87])" office:value-type="float" office:value="2.16435285578444" calcext:value-type="float">
            <text:p>2.164352855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LOG([.C88])" office:value-type="float" office:value="2.16435285578444" calcext:value-type="float">
            <text:p>2.164352855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LOG([.C89])" office:value-type="float" office:value="2.19865708695442" calcext:value-type="float">
            <text:p>2.19865708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LOG([.C90])" office:value-type="float" office:value="2.19033169817029" calcext:value-type="float">
            <text:p>2.190331698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LOG([.C91])" office:value-type="float" office:value="2.19312459835446" calcext:value-type="float">
            <text:p>2.193124598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LOG([.C92])" office:value-type="float" office:value="2.16435285578444" calcext:value-type="float">
            <text:p>2.164352855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LOG([.C93])" office:value-type="float" office:value="2.12385164096709" calcext:value-type="float">
            <text:p>2.12385164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LOG([.C94])" office:value-type="float" office:value="2.13033376849501" calcext:value-type="float">
            <text:p>2.130333768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LOG([.C95])" office:value-type="float" office:value="2.14612803567824" calcext:value-type="float">
            <text:p>2.146128035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LOG([.C96])" office:value-type="float" office:value="2.10380372095596" calcext:value-type="float">
            <text:p>2.10380372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LOG([.C97])" office:value-type="float" office:value="2.11394335230684" calcext:value-type="float">
            <text:p>2.113943352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LOG([.C98])" office:value-type="float" office:value="2.14921911265538" calcext:value-type="float">
            <text:p>2.149219112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LOG([.C99])" office:value-type="float" office:value="2.09342168516224" calcext:value-type="float">
            <text:p>2.093421685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LOG([.C100])" office:value-type="float" office:value="2.07554696139253" calcext:value-type="float">
            <text:p>2.075546961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LOG([.C101])" office:value-type="float" office:value="2.0899051114394" calcext:value-type="float">
            <text:p>2.089905111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LOG([.C102])" office:value-type="float" office:value="2.16435285578444" calcext:value-type="float">
            <text:p>2.164352855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LOG([.C103])" office:value-type="float" office:value="2.14612803567824" calcext:value-type="float">
            <text:p>2.146128035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LOG([.C104])" office:value-type="float" office:value="2.0899051114394" calcext:value-type="float">
            <text:p>2.089905111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LOG([.C105])" office:value-type="float" office:value="2.05690485133647" calcext:value-type="float">
            <text:p>2.05690485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LOG([.C106])" office:value-type="float" office:value="2.12710479836481" calcext:value-type="float">
            <text:p>2.127104798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LOG([.C107])" office:value-type="float" office:value="2.09342168516224" calcext:value-type="float">
            <text:p>2.093421685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LOG([.C108])" office:value-type="float" office:value="2.08635983067475" calcext:value-type="float">
            <text:p>2.08635983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LOG([.C109])" office:value-type="float" office:value="2.10037054511756" calcext:value-type="float">
            <text:p>2.100370545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LOG([.C110])" office:value-type="float" office:value="2.07188200730613" calcext:value-type="float">
            <text:p>2.071882007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LOG([.C111])" office:value-type="float" office:value="2.11727129565576" calcext:value-type="float">
            <text:p>2.117271295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LOG([.C112])" office:value-type="float" office:value="2.01703333929878" calcext:value-type="float">
            <text:p>2.017033339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LOG([.C113])" office:value-type="float" office:value="2.14301480025409" calcext:value-type="float">
            <text:p>2.143014800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LOG([.C114])" office:value-type="float" office:value="2.08278537031645" calcext:value-type="float">
            <text:p>2.082785370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LOG([.C115])" office:value-type="float" office:value="2.07188200730613" calcext:value-type="float">
            <text:p>2.071882007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LOG([.C116])" office:value-type="float" office:value="2.17026171539496" calcext:value-type="float">
            <text:p>2.170261715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LOG([.C117])" office:value-type="float" office:value="2.12385164096709" calcext:value-type="float">
            <text:p>2.12385164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LOG([.C118])" office:value-type="float" office:value="2.14921911265538" calcext:value-type="float">
            <text:p>2.149219112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LOG([.C119])" office:value-type="float" office:value="2.06069784035361" calcext:value-type="float">
            <text:p>2.060697840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LOG([.C120])" office:value-type="float" office:value="2.07188200730613" calcext:value-type="float">
            <text:p>2.071882007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LOG([.C121])" office:value-type="float" office:value="2.08278537031645" calcext:value-type="float">
            <text:p>2.082785370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LOG([.C122])" office:value-type="float" office:value="2.13987908640124" calcext:value-type="float">
            <text:p>2.139879086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LOG([.C123])" office:value-type="float" office:value="2.07918124604762" calcext:value-type="float">
            <text:p>2.0791812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LOG([.C124])" office:value-type="float" office:value="2.06445798922692" calcext:value-type="float">
            <text:p>2.064457989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LOG([.C125])" office:value-type="float" office:value="2.11394335230684" calcext:value-type="float">
            <text:p>2.113943352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LOG([.C126])" office:value-type="float" office:value="2.11058971029925" calcext:value-type="float">
            <text:p>2.110589710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LOG([.C127])" office:value-type="float" office:value="2.02118929906994" calcext:value-type="float">
            <text:p>2.021189299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LOG([.C128])" office:value-type="float" office:value="2.15228834438306" calcext:value-type="float">
            <text:p>2.152288344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LOG([.C129])" office:value-type="float" office:value="2.03742649794062" calcext:value-type="float">
            <text:p>2.037426497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LOG([.C130])" office:value-type="float" office:value="2.04532297878666" calcext:value-type="float">
            <text:p>2.045322978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LOG([.C131])" office:value-type="float" office:value="2.03742649794062" calcext:value-type="float">
            <text:p>2.037426497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LOG([.C132])" office:value-type="float" office:value="2.02530586526477" calcext:value-type="float">
            <text:p>2.025305865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LOG([.C133])" office:value-type="float" office:value="2.00860017176192" calcext:value-type="float">
            <text:p>2.008600171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LOG([.C134])" office:value-type="float" office:value="1.99563519459755" calcext:value-type="float">
            <text:p>1.995635194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LOG([.C135])" office:value-type="float" office:value="2.06818586174616" calcext:value-type="float">
            <text:p>2.06818586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LOG([.C136])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LOG([.C137])" office:value-type="float" office:value="2.00860017176192" calcext:value-type="float">
            <text:p>2.008600171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LOG([.C138])" office:value-type="float" office:value="2.09342168516224" calcext:value-type="float">
            <text:p>2.093421685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LOG([.C139])" office:value-type="float" office:value="2.07918124604762" calcext:value-type="float">
            <text:p>2.0791812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LOG([.C140])" office:value-type="float" office:value="2.13672056715641" calcext:value-type="float">
            <text:p>2.136720567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LOG([.C141])" office:value-type="float" office:value="2.04139268515822" calcext:value-type="float">
            <text:p>2.041392685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LOG([.C142])" office:value-type="float" office:value="2.07918124604762" calcext:value-type="float">
            <text:p>2.0791812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LOG([.C143])" office:value-type="float" office:value="1.92427928606188" calcext:value-type="float">
            <text:p>1.924279286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LOG([.C144])" office:value-type="float" office:value="2.02530586526477" calcext:value-type="float">
            <text:p>2.025305865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LOG([.C145])" office:value-type="float" office:value="1.96378782734556" calcext:value-type="float">
            <text:p>1.963787827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LOG([.C146])" office:value-type="float" office:value="1.99563519459755" calcext:value-type="float">
            <text:p>1.995635194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LOG([.C147])" office:value-type="float" office:value="1.9912260756925" calcext:value-type="float">
            <text:p>1.991226075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LOG([.C148])" office:value-type="float" office:value="2.00432137378264" calcext:value-type="float">
            <text:p>2.00432137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LOG([.C149])" office:value-type="float" office:value="1.99563519459755" calcext:value-type="float">
            <text:p>1.995635194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LOG([.C150])" office:value-type="float" office:value="2.01283722470517" calcext:value-type="float">
            <text:p>2.012837224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LOG([.C151])" office:value-type="float" office:value="1.98227123303957" calcext:value-type="float">
            <text:p>1.98227123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LOG([.C152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LOG([.C153])" office:value-type="float" office:value="1.98227123303957" calcext:value-type="float">
            <text:p>1.98227123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LOG([.C154])" office:value-type="float" office:value="2.00860017176192" calcext:value-type="float">
            <text:p>2.008600171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LOG([.C155])" office:value-type="float" office:value="2.05307844348342" calcext:value-type="float">
            <text:p>2.053078443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LOG([.C156])" office:value-type="float" office:value="1.86332286012046" calcext:value-type="float">
            <text:p>1.863322860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LOG([.C157])" office:value-type="float" office:value="1.95424250943932" calcext:value-type="float">
            <text:p>1.95424250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LOG([.C158])" office:value-type="float" office:value="2.0899051114394" calcext:value-type="float">
            <text:p>2.089905111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LOG([.C159])" office:value-type="float" office:value="1.93951925261862" calcext:value-type="float">
            <text:p>1.939519252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LOG([.C160])" office:value-type="float" office:value="1.96848294855394" calcext:value-type="float">
            <text:p>1.96848294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LOG([.C161])" office:value-type="float" office:value="1.96378782734556" calcext:value-type="float">
            <text:p>1.963787827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LOG([.C162])" office:value-type="float" office:value="1.9912260756925" calcext:value-type="float">
            <text:p>1.991226075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LOG([.C163])" office:value-type="float" office:value="2.00432137378264" calcext:value-type="float">
            <text:p>2.00432137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LOG([.C164])" office:value-type="float" office:value="1.93951925261862" calcext:value-type="float">
            <text:p>1.939519252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LOG([.C165])" office:value-type="float" office:value="1.93951925261862" calcext:value-type="float">
            <text:p>1.939519252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LOG([.C166])" office:value-type="float" office:value="1.9731278535997" calcext:value-type="float">
            <text:p>1.973127853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LOG([.C167])" office:value-type="float" office:value="1.91907809237607" calcext:value-type="float">
            <text:p>1.919078092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LOG([.C168])" office:value-type="float" office:value="1.98227123303957" calcext:value-type="float">
            <text:p>1.98227123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LOG([.C169])" office:value-type="float" office:value="1.88081359228079" calcext:value-type="float">
            <text:p>1.880813592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LOG([.C170])" office:value-type="float" office:value="1.89209460269048" calcext:value-type="float">
            <text:p>1.892094602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LOG([.C171])" office:value-type="float" office:value="1.95424250943932" calcext:value-type="float">
            <text:p>1.95424250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LOG([.C172])" office:value-type="float" office:value="1.98227123303957" calcext:value-type="float">
            <text:p>1.98227123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LOG([.C173])" office:value-type="float" office:value="1.92941892571429" calcext:value-type="float">
            <text:p>1.92941892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LOG([.C174])" office:value-type="float" office:value="1.96378782734556" calcext:value-type="float">
            <text:p>1.963787827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LOG([.C175])" office:value-type="float" office:value="2.02118929906994" calcext:value-type="float">
            <text:p>2.021189299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LOG([.C176])" office:value-type="float" office:value="1.89209460269048" calcext:value-type="float">
            <text:p>1.892094602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LOG([.C177])" office:value-type="float" office:value="1.89762709129044" calcext:value-type="float">
            <text:p>1.897627091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LOG([.C178])" office:value-type="float" office:value="1.92941892571429" calcext:value-type="float">
            <text:p>1.92941892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LOG([.C179])" office:value-type="float" office:value="1.82607480270083" calcext:value-type="float">
            <text:p>1.826074802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LOG([.C180])" office:value-type="float" office:value="1.89762709129044" calcext:value-type="float">
            <text:p>1.897627091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LOG([.C181])" office:value-type="float" office:value="1.88649072517248" calcext:value-type="float">
            <text:p>1.886490725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LOG([.C182])" office:value-type="float" office:value="1.92427928606188" calcext:value-type="float">
            <text:p>1.924279286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LOG([.C183])" office:value-type="float" office:value="1.96378782734556" calcext:value-type="float">
            <text:p>1.963787827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LOG([.C184])" office:value-type="float" office:value="1.89209460269048" calcext:value-type="float">
            <text:p>1.892094602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LOG([.C185])" office:value-type="float" office:value="1.90848501887865" calcext:value-type="float">
            <text:p>1.90848501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LOG([.C186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LOG([.C187])" office:value-type="float" office:value="1.94448267215017" calcext:value-type="float">
            <text:p>1.944482672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LOG([.C188])" office:value-type="float" office:value="1.96848294855394" calcext:value-type="float">
            <text:p>1.96848294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LOG([.C189])" office:value-type="float" office:value="1.89209460269048" calcext:value-type="float">
            <text:p>1.892094602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LOG([.C190])" office:value-type="float" office:value="1.86332286012046" calcext:value-type="float">
            <text:p>1.863322860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LOG([.C191])" office:value-type="float" office:value="1.92941892571429" calcext:value-type="float">
            <text:p>1.92941892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LOG([.C192])" office:value-type="float" office:value="1.86923171973098" calcext:value-type="float">
            <text:p>1.869231719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LOG([.C193])" office:value-type="float" office:value="1.94448267215017" calcext:value-type="float">
            <text:p>1.944482672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LOG([.C194])" office:value-type="float" office:value="1.90848501887865" calcext:value-type="float">
            <text:p>1.90848501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LOG([.C195])" office:value-type="float" office:value="1.93449845124357" calcext:value-type="float">
            <text:p>1.934498451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LOG([.C196])" office:value-type="float" office:value="1.88081359228079" calcext:value-type="float">
            <text:p>1.880813592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LOG([.C197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LOG([.C198])" office:value-type="float" office:value="2.01703333929878" calcext:value-type="float">
            <text:p>2.017033339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LOG([.C199])" office:value-type="float" office:value="1.88649072517248" calcext:value-type="float">
            <text:p>1.886490725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LOG([.C200])" office:value-type="float" office:value="1.90308998699194" calcext:value-type="float">
            <text:p>1.90308998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LOG([.C201])" office:value-type="float" office:value="1.91907809237607" calcext:value-type="float">
            <text:p>1.919078092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LOG([.C202])" office:value-type="float" office:value="1.91381385238372" calcext:value-type="float">
            <text:p>1.913813852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LOG([.C203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LOG([.C204])" office:value-type="float" office:value="2.03342375548695" calcext:value-type="float">
            <text:p>2.033423755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LOG([.C205])" office:value-type="float" office:value="1.93449845124357" calcext:value-type="float">
            <text:p>1.934498451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LOG([.C206])" office:value-type="float" office:value="1.90308998699194" calcext:value-type="float">
            <text:p>1.90308998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LOG([.C207])" office:value-type="float" office:value="1.86923171973098" calcext:value-type="float">
            <text:p>1.869231719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LOG([.C208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LOG([.C209])" office:value-type="float" office:value="1.86923171973098" calcext:value-type="float">
            <text:p>1.869231719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LOG([.C210])" office:value-type="float" office:value="1.89209460269048" calcext:value-type="float">
            <text:p>1.892094602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LOG([.C211])" office:value-type="float" office:value="1.91907809237607" calcext:value-type="float">
            <text:p>1.919078092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LOG([.C212])" office:value-type="float" office:value="1.95904139232109" calcext:value-type="float">
            <text:p>1.959041392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LOG([.C213])" office:value-type="float" office:value="1.93951925261862" calcext:value-type="float">
            <text:p>1.939519252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LOG([.C214])" office:value-type="float" office:value="1.83884909073726" calcext:value-type="float">
            <text:p>1.838849090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LOG([.C215])" office:value-type="float" office:value="1.91381385238372" calcext:value-type="float">
            <text:p>1.913813852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LOG([.C216])" office:value-type="float" office:value="1.91907809237607" calcext:value-type="float">
            <text:p>1.919078092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LOG([.C217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LOG([.C218])" office:value-type="float" office:value="1.85125834871908" calcext:value-type="float">
            <text:p>1.851258348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LOG([.C219])" office:value-type="float" office:value="1.9731278535997" calcext:value-type="float">
            <text:p>1.973127853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LOG([.C220])" office:value-type="float" office:value="1.82607480270083" calcext:value-type="float">
            <text:p>1.826074802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LOG([.C221])" office:value-type="float" office:value="1.85125834871908" calcext:value-type="float">
            <text:p>1.851258348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LOG([.C222])" office:value-type="float" office:value="1.8750612633917" calcext:value-type="float">
            <text:p>1.875061263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LOG([.C223])" office:value-type="float" office:value="1.9731278535997" calcext:value-type="float">
            <text:p>1.973127853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LOG([.C224])" office:value-type="float" office:value="1.84509804001426" calcext:value-type="float">
            <text:p>1.8450980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LOG([.C225])" office:value-type="float" office:value="1.89209460269048" calcext:value-type="float">
            <text:p>1.892094602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LOG([.C226])" office:value-type="float" office:value="1.91907809237607" calcext:value-type="float">
            <text:p>1.919078092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LOG([.C227])" office:value-type="float" office:value="1.83250891270624" calcext:value-type="float">
            <text:p>1.832508912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LOG([.C228])" office:value-type="float" office:value="1.84509804001426" calcext:value-type="float">
            <text:p>1.8450980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LOG([.C229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LOG([.C230])" office:value-type="float" office:value="1.85125834871908" calcext:value-type="float">
            <text:p>1.851258348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LOG([.C231])" office:value-type="float" office:value="1.92941892571429" calcext:value-type="float">
            <text:p>1.92941892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LOG([.C232])" office:value-type="float" office:value="1.98677173426624" calcext:value-type="float">
            <text:p>1.986771734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LOG([.C233])" office:value-type="float" office:value="1.83884909073726" calcext:value-type="float">
            <text:p>1.838849090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LOG([.C234])" office:value-type="float" office:value="1.91381385238372" calcext:value-type="float">
            <text:p>1.913813852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LOG([.C235])" office:value-type="float" office:value="1.8750612633917" calcext:value-type="float">
            <text:p>1.875061263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LOG([.C236])" office:value-type="float" office:value="1.83250891270624" calcext:value-type="float">
            <text:p>1.832508912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LOG([.C237])" office:value-type="float" office:value="1.90308998699194" calcext:value-type="float">
            <text:p>1.90308998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LOG([.C238])" office:value-type="float" office:value="1.94939000664491" calcext:value-type="float">
            <text:p>1.949390006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LOG([.C239])" office:value-type="float" office:value="1.84509804001426" calcext:value-type="float">
            <text:p>1.8450980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LOG([.C240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LOG([.C241])" office:value-type="float" office:value="1.88649072517248" calcext:value-type="float">
            <text:p>1.886490725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LOG([.C242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LOG([.C243])" office:value-type="float" office:value="1.86923171973098" calcext:value-type="float">
            <text:p>1.869231719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LOG([.C244])" office:value-type="float" office:value="1.82607480270083" calcext:value-type="float">
            <text:p>1.826074802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LOG([.C245])" office:value-type="float" office:value="1.86923171973098" calcext:value-type="float">
            <text:p>1.869231719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LOG([.C246])" office:value-type="float" office:value="1.88081359228079" calcext:value-type="float">
            <text:p>1.880813592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LOG([.C247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LOG([.C248])" office:value-type="float" office:value="1.86923171973098" calcext:value-type="float">
            <text:p>1.869231719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LOG([.C249])" office:value-type="float" office:value="1.81291335664286" calcext:value-type="float">
            <text:p>1.812913356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LOG([.C250])" office:value-type="float" office:value="1.90848501887865" calcext:value-type="float">
            <text:p>1.90848501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LOG([.C251])" office:value-type="float" office:value="1.79934054945358" calcext:value-type="float">
            <text:p>1.799340549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LOG([.C252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LOG([.C253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LOG([.C254])" office:value-type="float" office:value="1.83884909073726" calcext:value-type="float">
            <text:p>1.838849090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LOG([.C255])" office:value-type="float" office:value="1.84509804001426" calcext:value-type="float">
            <text:p>1.8450980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LOG([.C256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LOG([.C257])" office:value-type="float" office:value="1.85125834871908" calcext:value-type="float">
            <text:p>1.851258348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LOG([.C258])" office:value-type="float" office:value="1.79934054945358" calcext:value-type="float">
            <text:p>1.799340549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LOG([.C259])" office:value-type="float" office:value="1.74036268949424" calcext:value-type="float">
            <text:p>1.74036268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LOG([.C260])" office:value-type="float" office:value="1.83884909073726" calcext:value-type="float">
            <text:p>1.838849090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LOG([.C261])" office:value-type="float" office:value="1.86923171973098" calcext:value-type="float">
            <text:p>1.869231719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LOG([.C262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LOG([.C263])" office:value-type="float" office:value="1.88649072517248" calcext:value-type="float">
            <text:p>1.886490725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LOG([.C264])" office:value-type="float" office:value="1.82607480270083" calcext:value-type="float">
            <text:p>1.826074802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LOG([.C265])" office:value-type="float" office:value="1.90848501887865" calcext:value-type="float">
            <text:p>1.90848501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LOG([.C266])" office:value-type="float" office:value="1.92427928606188" calcext:value-type="float">
            <text:p>1.924279286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LOG([.C267])" office:value-type="float" office:value="1.84509804001426" calcext:value-type="float">
            <text:p>1.8450980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LOG([.C268])" office:value-type="float" office:value="1.86332286012046" calcext:value-type="float">
            <text:p>1.863322860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LOG([.C269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LOG([.C270])" office:value-type="float" office:value="1.79934054945358" calcext:value-type="float">
            <text:p>1.799340549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LOG([.C271])" office:value-type="float" office:value="1.82607480270083" calcext:value-type="float">
            <text:p>1.826074802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LOG([.C272])" office:value-type="float" office:value="1.89762709129044" calcext:value-type="float">
            <text:p>1.897627091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LOG([.C273])" office:value-type="float" office:value="1.7481880270062" calcext:value-type="float">
            <text:p>1.74818802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LOG([.C274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LOG([.C275])" office:value-type="float" office:value="1.90308998699194" calcext:value-type="float">
            <text:p>1.90308998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LOG([.C276])" office:value-type="float" office:value="1.90308998699194" calcext:value-type="float">
            <text:p>1.90308998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LOG([.C277])" office:value-type="float" office:value="1.82607480270083" calcext:value-type="float">
            <text:p>1.826074802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LOG([.C278])" office:value-type="float" office:value="1.80617997398389" calcext:value-type="float">
            <text:p>1.8061799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LOG([.C279])" office:value-type="float" office:value="1.88081359228079" calcext:value-type="float">
            <text:p>1.880813592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LOG([.C280])" office:value-type="float" office:value="1.82607480270083" calcext:value-type="float">
            <text:p>1.826074802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LOG([.C281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LOG([.C282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LOG([.C283])" office:value-type="float" office:value="1.81291335664286" calcext:value-type="float">
            <text:p>1.812913356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LOG([.C284])" office:value-type="float" office:value="1.81291335664286" calcext:value-type="float">
            <text:p>1.812913356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LOG([.C285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LOG([.C286])" office:value-type="float" office:value="1.83250891270624" calcext:value-type="float">
            <text:p>1.832508912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LOG([.C287])" office:value-type="float" office:value="1.94939000664491" calcext:value-type="float">
            <text:p>1.949390006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LOG([.C288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LOG([.C289])" office:value-type="float" office:value="1.81291335664286" calcext:value-type="float">
            <text:p>1.812913356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LOG([.C290])" office:value-type="float" office:value="1.92941892571429" calcext:value-type="float">
            <text:p>1.92941892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LOG([.C291])" office:value-type="float" office:value="1.8750612633917" calcext:value-type="float">
            <text:p>1.875061263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LOG([.C292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LOG([.C293])" office:value-type="float" office:value="1.93951925261862" calcext:value-type="float">
            <text:p>1.939519252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LOG([.C294])" office:value-type="float" office:value="1.79934054945358" calcext:value-type="float">
            <text:p>1.799340549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LOG([.C295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LOG([.C296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LOG([.C297])" office:value-type="float" office:value="1.88649072517248" calcext:value-type="float">
            <text:p>1.886490725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LOG([.C298])" office:value-type="float" office:value="1.81954393554187" calcext:value-type="float">
            <text:p>1.81954393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LOG([.C299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LOG([.C300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LOG([.C301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LOG([.C302])" office:value-type="float" office:value="1.86923171973098" calcext:value-type="float">
            <text:p>1.869231719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LOG([.C303])" office:value-type="float" office:value="1.84509804001426" calcext:value-type="float">
            <text:p>1.8450980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LOG([.C304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LOG([.C305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LOG([.C306])" office:value-type="float" office:value="1.80617997398389" calcext:value-type="float">
            <text:p>1.8061799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LOG([.C307])" office:value-type="float" office:value="1.70757017609794" calcext:value-type="float">
            <text:p>1.70757017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LOG([.C308])" office:value-type="float" office:value="1.77085201164214" calcext:value-type="float">
            <text:p>1.77085201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LOG([.C309])" office:value-type="float" office:value="1.69897000433602" calcext:value-type="float">
            <text:p>1.69897000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LOG([.C310])" office:value-type="float" office:value="1.86332286012046" calcext:value-type="float">
            <text:p>1.863322860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LOG([.C311])" office:value-type="float" office:value="1.92941892571429" calcext:value-type="float">
            <text:p>1.92941892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LOG([.C312])" office:value-type="float" office:value="1.81954393554187" calcext:value-type="float">
            <text:p>1.81954393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LOG([.C313])" office:value-type="float" office:value="1.69897000433602" calcext:value-type="float">
            <text:p>1.69897000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LOG([.C314])" office:value-type="float" office:value="1.69019608002851" calcext:value-type="float">
            <text:p>1.6901960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LOG([.C315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LOG([.C316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LOG([.C317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LOG([.C318])" office:value-type="float" office:value="1.80617997398389" calcext:value-type="float">
            <text:p>1.8061799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LOG([.C319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LOG([.C320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LOG([.C321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LOG([.C322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LOG([.C323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LOG([.C324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LOG([.C325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LOG([.C326])" office:value-type="float" office:value="1.72427586960079" calcext:value-type="float">
            <text:p>1.72427586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LOG([.C327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LOG([.C328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LOG([.C329])" office:value-type="float" office:value="1.8750612633917" calcext:value-type="float">
            <text:p>1.875061263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LOG([.C330])" office:value-type="float" office:value="1.7481880270062" calcext:value-type="float">
            <text:p>1.74818802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LOG([.C331])" office:value-type="float" office:value="1.80617997398389" calcext:value-type="float">
            <text:p>1.8061799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LOG([.C332])" office:value-type="float" office:value="1.82607480270083" calcext:value-type="float">
            <text:p>1.826074802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LOG([.C333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LOG([.C334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LOG([.C335])" office:value-type="float" office:value="1.70757017609794" calcext:value-type="float">
            <text:p>1.70757017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LOG([.C336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LOG([.C337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LOG([.C338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LOG([.C339])" office:value-type="float" office:value="1.80617997398389" calcext:value-type="float">
            <text:p>1.8061799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LOG([.C340])" office:value-type="float" office:value="1.81954393554187" calcext:value-type="float">
            <text:p>1.81954393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LOG([.C341])" office:value-type="float" office:value="1.83250891270624" calcext:value-type="float">
            <text:p>1.832508912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LOG([.C342])" office:value-type="float" office:value="1.74036268949424" calcext:value-type="float">
            <text:p>1.74036268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LOG([.C343])" office:value-type="float" office:value="1.77085201164214" calcext:value-type="float">
            <text:p>1.77085201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LOG([.C344])" office:value-type="float" office:value="1.74036268949424" calcext:value-type="float">
            <text:p>1.74036268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LOG([.C345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LOG([.C346])" office:value-type="float" office:value="1.74036268949424" calcext:value-type="float">
            <text:p>1.74036268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LOG([.C347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LOG([.C348])" office:value-type="float" office:value="1.64345267648619" calcext:value-type="float">
            <text:p>1.64345267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LOG([.C349])" office:value-type="float" office:value="1.88081359228079" calcext:value-type="float">
            <text:p>1.880813592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LOG([.C350])" office:value-type="float" office:value="1.80617997398389" calcext:value-type="float">
            <text:p>1.8061799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LOG([.C351])" office:value-type="float" office:value="1.79934054945358" calcext:value-type="float">
            <text:p>1.799340549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LOG([.C352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LOG([.C353])" office:value-type="float" office:value="1.82607480270083" calcext:value-type="float">
            <text:p>1.826074802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LOG([.C354])" office:value-type="float" office:value="1.81954393554187" calcext:value-type="float">
            <text:p>1.81954393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LOG([.C355])" office:value-type="float" office:value="1.7481880270062" calcext:value-type="float">
            <text:p>1.74818802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LOG([.C356])" office:value-type="float" office:value="1.72427586960079" calcext:value-type="float">
            <text:p>1.72427586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LOG([.C357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LOG([.C358])" office:value-type="float" office:value="1.77085201164214" calcext:value-type="float">
            <text:p>1.77085201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LOG([.C359])" office:value-type="float" office:value="1.85125834871908" calcext:value-type="float">
            <text:p>1.851258348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LOG([.C360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LOG([.C361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LOG([.C362])" office:value-type="float" office:value="1.74036268949424" calcext:value-type="float">
            <text:p>1.74036268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LOG([.C363])" office:value-type="float" office:value="1.82607480270083" calcext:value-type="float">
            <text:p>1.826074802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LOG([.C364])" office:value-type="float" office:value="1.72427586960079" calcext:value-type="float">
            <text:p>1.72427586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LOG([.C365])" office:value-type="float" office:value="1.7160033436348" calcext:value-type="float">
            <text:p>1.71600334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LOG([.C366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LOG([.C367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LOG([.C368])" office:value-type="float" office:value="1.81954393554187" calcext:value-type="float">
            <text:p>1.81954393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LOG([.C369])" office:value-type="float" office:value="1.7160033436348" calcext:value-type="float">
            <text:p>1.71600334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LOG([.C370])" office:value-type="float" office:value="1.86332286012046" calcext:value-type="float">
            <text:p>1.863322860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LOG([.C371])" office:value-type="float" office:value="1.84509804001426" calcext:value-type="float">
            <text:p>1.8450980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LOG([.C372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LOG([.C373])" office:value-type="float" office:value="1.81291335664286" calcext:value-type="float">
            <text:p>1.812913356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LOG([.C374])" office:value-type="float" office:value="1.83250891270624" calcext:value-type="float">
            <text:p>1.832508912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LOG([.C375])" office:value-type="float" office:value="1.81954393554187" calcext:value-type="float">
            <text:p>1.81954393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LOG([.C376])" office:value-type="float" office:value="1.68124123737559" calcext:value-type="float">
            <text:p>1.681241237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LOG([.C377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LOG([.C378])" office:value-type="float" office:value="1.69897000433602" calcext:value-type="float">
            <text:p>1.69897000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LOG([.C379])" office:value-type="float" office:value="1.77085201164214" calcext:value-type="float">
            <text:p>1.77085201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LOG([.C380])" office:value-type="float" office:value="1.81954393554187" calcext:value-type="float">
            <text:p>1.81954393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LOG([.C381])" office:value-type="float" office:value="1.74036268949424" calcext:value-type="float">
            <text:p>1.74036268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LOG([.C382])" office:value-type="float" office:value="1.77085201164214" calcext:value-type="float">
            <text:p>1.77085201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LOG([.C383])" office:value-type="float" office:value="1.85125834871908" calcext:value-type="float">
            <text:p>1.851258348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LOG([.C384])" office:value-type="float" office:value="1.86332286012046" calcext:value-type="float">
            <text:p>1.863322860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LOG([.C385])" office:value-type="float" office:value="1.83884909073726" calcext:value-type="float">
            <text:p>1.838849090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LOG([.C386])" office:value-type="float" office:value="1.79934054945358" calcext:value-type="float">
            <text:p>1.799340549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LOG([.C387])" office:value-type="float" office:value="1.74036268949424" calcext:value-type="float">
            <text:p>1.74036268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LOG([.C388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LOG([.C389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LOG([.C390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LOG([.C391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LOG([.C392])" office:value-type="float" office:value="1.80617997398389" calcext:value-type="float">
            <text:p>1.8061799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LOG([.C393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LOG([.C394])" office:value-type="float" office:value="1.72427586960079" calcext:value-type="float">
            <text:p>1.72427586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LOG([.C395])" office:value-type="float" office:value="1.81291335664286" calcext:value-type="float">
            <text:p>1.812913356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LOG([.C396])" office:value-type="float" office:value="1.81291335664286" calcext:value-type="float">
            <text:p>1.812913356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LOG([.C397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LOG([.C398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LOG([.C399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LOG([.C400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LOG([.C401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LOG([.C402])" office:value-type="float" office:value="1.8750612633917" calcext:value-type="float">
            <text:p>1.875061263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LOG([.C403])" office:value-type="float" office:value="1.77085201164214" calcext:value-type="float">
            <text:p>1.77085201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LOG([.C404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LOG([.C405])" office:value-type="float" office:value="1.81954393554187" calcext:value-type="float">
            <text:p>1.81954393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LOG([.C406])" office:value-type="float" office:value="1.81954393554187" calcext:value-type="float">
            <text:p>1.81954393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LOG([.C407])" office:value-type="float" office:value="1.79934054945358" calcext:value-type="float">
            <text:p>1.799340549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LOG([.C408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LOG([.C409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LOG([.C410])" office:value-type="float" office:value="1.79934054945358" calcext:value-type="float">
            <text:p>1.799340549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LOG([.C411])" office:value-type="float" office:value="1.80617997398389" calcext:value-type="float">
            <text:p>1.8061799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LOG([.C412])" office:value-type="float" office:value="1.81291335664286" calcext:value-type="float">
            <text:p>1.812913356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LOG([.C413])" office:value-type="float" office:value="1.8750612633917" calcext:value-type="float">
            <text:p>1.875061263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LOG([.C414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LOG([.C415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LOG([.C416])" office:value-type="float" office:value="1.7160033436348" calcext:value-type="float">
            <text:p>1.71600334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LOG([.C417])" office:value-type="float" office:value="1.70757017609794" calcext:value-type="float">
            <text:p>1.70757017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LOG([.C418])" office:value-type="float" office:value="1.83250891270624" calcext:value-type="float">
            <text:p>1.832508912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LOG([.C419])" office:value-type="float" office:value="1.88649072517248" calcext:value-type="float">
            <text:p>1.886490725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LOG([.C420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LOG([.C421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LOG([.C422])" office:value-type="float" office:value="1.90308998699194" calcext:value-type="float">
            <text:p>1.90308998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LOG([.C423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LOG([.C424])" office:value-type="float" office:value="1.90848501887865" calcext:value-type="float">
            <text:p>1.90848501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LOG([.C425])" office:value-type="float" office:value="1.85125834871908" calcext:value-type="float">
            <text:p>1.851258348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LOG([.C426])" office:value-type="float" office:value="1.84509804001426" calcext:value-type="float">
            <text:p>1.8450980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LOG([.C427])" office:value-type="float" office:value="1.90308998699194" calcext:value-type="float">
            <text:p>1.90308998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LOG([.C428])" office:value-type="float" office:value="1.89209460269048" calcext:value-type="float">
            <text:p>1.892094602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LOG([.C429])" office:value-type="float" office:value="1.84509804001426" calcext:value-type="float">
            <text:p>1.8450980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LOG([.C430])" office:value-type="float" office:value="1.69897000433602" calcext:value-type="float">
            <text:p>1.69897000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LOG([.C431])" office:value-type="float" office:value="1.89762709129044" calcext:value-type="float">
            <text:p>1.897627091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LOG([.C432])" office:value-type="float" office:value="1.83250891270624" calcext:value-type="float">
            <text:p>1.832508912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LOG([.C433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LOG([.C434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LOG([.C435])" office:value-type="float" office:value="1.83884909073726" calcext:value-type="float">
            <text:p>1.838849090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LOG([.C436])" office:value-type="float" office:value="1.85125834871908" calcext:value-type="float">
            <text:p>1.851258348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LOG([.C437])" office:value-type="float" office:value="1.90308998699194" calcext:value-type="float">
            <text:p>1.90308998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LOG([.C438])" office:value-type="float" office:value="1.80617997398389" calcext:value-type="float">
            <text:p>1.8061799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LOG([.C439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LOG([.C440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LOG([.C441])" office:value-type="float" office:value="1.89209460269048" calcext:value-type="float">
            <text:p>1.892094602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LOG([.C442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LOG([.C443])" office:value-type="float" office:value="1.83250891270624" calcext:value-type="float">
            <text:p>1.832508912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LOG([.C444])" office:value-type="float" office:value="1.89762709129044" calcext:value-type="float">
            <text:p>1.897627091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LOG([.C445])" office:value-type="float" office:value="1.84509804001426" calcext:value-type="float">
            <text:p>1.8450980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LOG([.C446])" office:value-type="float" office:value="1.81954393554187" calcext:value-type="float">
            <text:p>1.81954393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LOG([.C447])" office:value-type="float" office:value="1.92427928606188" calcext:value-type="float">
            <text:p>1.924279286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LOG([.C448])" office:value-type="float" office:value="1.85125834871908" calcext:value-type="float">
            <text:p>1.851258348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LOG([.C449])" office:value-type="float" office:value="1.89209460269048" calcext:value-type="float">
            <text:p>1.892094602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LOG([.C450])" office:value-type="float" office:value="1.85125834871908" calcext:value-type="float">
            <text:p>1.851258348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LOG([.C451])" office:value-type="float" office:value="1.7481880270062" calcext:value-type="float">
            <text:p>1.74818802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LOG([.C452])" office:value-type="float" office:value="1.96848294855394" calcext:value-type="float">
            <text:p>1.96848294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LOG([.C453])" office:value-type="float" office:value="1.94939000664491" calcext:value-type="float">
            <text:p>1.949390006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LOG([.C454])" office:value-type="float" office:value="1.97772360528885" calcext:value-type="float">
            <text:p>1.977723605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LOG([.C455])" office:value-type="float" office:value="1.95424250943932" calcext:value-type="float">
            <text:p>1.95424250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LOG([.C456])" office:value-type="float" office:value="1.88081359228079" calcext:value-type="float">
            <text:p>1.880813592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LOG([.C457])" office:value-type="float" office:value="1.86923171973098" calcext:value-type="float">
            <text:p>1.869231719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LOG([.C458])" office:value-type="float" office:value="1.96378782734556" calcext:value-type="float">
            <text:p>1.963787827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LOG([.C459])" office:value-type="float" office:value="1.86923171973098" calcext:value-type="float">
            <text:p>1.869231719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LOG([.C460])" office:value-type="float" office:value="1.90848501887865" calcext:value-type="float">
            <text:p>1.90848501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LOG([.C461])" office:value-type="float" office:value="1.95904139232109" calcext:value-type="float">
            <text:p>1.959041392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LOG([.C462])" office:value-type="float" office:value="1.94939000664491" calcext:value-type="float">
            <text:p>1.949390006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LOG([.C463])" office:value-type="float" office:value="1.89762709129044" calcext:value-type="float">
            <text:p>1.897627091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LOG([.C464])" office:value-type="float" office:value="1.9731278535997" calcext:value-type="float">
            <text:p>1.973127853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LOG([.C465])" office:value-type="float" office:value="1.88081359228079" calcext:value-type="float">
            <text:p>1.880813592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LOG([.C466])" office:value-type="float" office:value="1.95904139232109" calcext:value-type="float">
            <text:p>1.959041392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LOG([.C467])" office:value-type="float" office:value="1.96848294855394" calcext:value-type="float">
            <text:p>1.96848294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LOG([.C468])" office:value-type="float" office:value="2.06818586174616" calcext:value-type="float">
            <text:p>2.06818586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LOG([.C469])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LOG([.C470])" office:value-type="float" office:value="1.94939000664491" calcext:value-type="float">
            <text:p>1.949390006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LOG([.C471])" office:value-type="float" office:value="1.96848294855394" calcext:value-type="float">
            <text:p>1.96848294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LOG([.C472])" office:value-type="float" office:value="1.97772360528885" calcext:value-type="float">
            <text:p>1.977723605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LOG([.C473])" office:value-type="float" office:value="1.91381385238372" calcext:value-type="float">
            <text:p>1.913813852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LOG([.C474])" office:value-type="float" office:value="2.02938377768521" calcext:value-type="float">
            <text:p>2.029383777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LOG([.C475])" office:value-type="float" office:value="2.03742649794062" calcext:value-type="float">
            <text:p>2.037426497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LOG([.C476])" office:value-type="float" office:value="2.05307844348342" calcext:value-type="float">
            <text:p>2.053078443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LOG([.C477])" office:value-type="float" office:value="2.05690485133647" calcext:value-type="float">
            <text:p>2.05690485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LOG([.C478])" office:value-type="float" office:value="2.02118929906994" calcext:value-type="float">
            <text:p>2.021189299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LOG([.C479])" office:value-type="float" office:value="1.96378782734556" calcext:value-type="float">
            <text:p>1.963787827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LOG([.C480])" office:value-type="float" office:value="1.9731278535997" calcext:value-type="float">
            <text:p>1.973127853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LOG([.C481])" office:value-type="float" office:value="2.00860017176192" calcext:value-type="float">
            <text:p>2.008600171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LOG([.C482])" office:value-type="float" office:value="2.02530586526477" calcext:value-type="float">
            <text:p>2.025305865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LOG([.C483])" office:value-type="float" office:value="2.12057393120585" calcext:value-type="float">
            <text:p>2.120573931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LOG([.C484])" office:value-type="float" office:value="2.03742649794062" calcext:value-type="float">
            <text:p>2.037426497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LOG([.C485])" office:value-type="float" office:value="2.02530586526477" calcext:value-type="float">
            <text:p>2.025305865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LOG([.C486])" office:value-type="float" office:value="2.09342168516224" calcext:value-type="float">
            <text:p>2.093421685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LOG([.C487])" office:value-type="float" office:value="2.08635983067475" calcext:value-type="float">
            <text:p>2.08635983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LOG([.C488])" office:value-type="float" office:value="2.11394335230684" calcext:value-type="float">
            <text:p>2.113943352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LOG([.C489])" office:value-type="float" office:value="2.12385164096709" calcext:value-type="float">
            <text:p>2.12385164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LOG([.C490])" office:value-type="float" office:value="2.11727129565576" calcext:value-type="float">
            <text:p>2.117271295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LOG([.C491])" office:value-type="float" office:value="2.15836249209525" calcext:value-type="float">
            <text:p>2.158362492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LOG([.C492])" office:value-type="float" office:value="2.13353890837022" calcext:value-type="float">
            <text:p>2.133538908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LOG([.C493])" office:value-type="float" office:value="2.18184358794477" calcext:value-type="float">
            <text:p>2.181843587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LOG([.C494])" office:value-type="float" office:value="2.12710479836481" calcext:value-type="float">
            <text:p>2.127104798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LOG([.C495])" office:value-type="float" office:value="2.1846914308176" calcext:value-type="float">
            <text:p>2.184691430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LOG([.C496])" office:value-type="float" office:value="2.16435285578444" calcext:value-type="float">
            <text:p>2.164352855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LOG([.C497])" office:value-type="float" office:value="2.18184358794477" calcext:value-type="float">
            <text:p>2.181843587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LOG([.C498])" office:value-type="float" office:value="2.2405492482826" calcext:value-type="float">
            <text:p>2.240549248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LOG([.C499])" office:value-type="float" office:value="2.23552844690755" calcext:value-type="float">
            <text:p>2.235528446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LOG([.C500])" office:value-type="float" office:value="2.25285303097989" calcext:value-type="float">
            <text:p>2.25285303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LOG([.C501])" office:value-type="float" office:value="2.25527250510331" calcext:value-type="float">
            <text:p>2.255272505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LOG([.C502])" office:value-type="float" office:value="2.27415784926368" calcext:value-type="float">
            <text:p>2.274157849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LOG([.C503])" office:value-type="float" office:value="2.28330122870355" calcext:value-type="float">
            <text:p>2.283301228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LOG([.C504])" office:value-type="float" office:value="2.2405492482826" calcext:value-type="float">
            <text:p>2.240549248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LOG([.C505])" office:value-type="float" office:value="2.33645973384853" calcext:value-type="float">
            <text:p>2.3364597338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LOG([.C506])" office:value-type="float" office:value="2.3654879848909" calcext:value-type="float">
            <text:p>2.3654879849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LOG([.C507])" office:value-type="float" office:value="2.32428245529769" calcext:value-type="float">
            <text:p>2.324282455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LOG([.C508])" office:value-type="float" office:value="2.4345689040342" calcext:value-type="float">
            <text:p>2.434568904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LOG([.C509])" office:value-type="float" office:value="2.46686762035411" calcext:value-type="float">
            <text:p>2.466867620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LOG([.C510])" office:value-type="float" office:value="2.51587384371168" calcext:value-type="float">
            <text:p>2.515873843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LOG([.C511])" office:value-type="float" office:value="2.59328606702046" calcext:value-type="float">
            <text:p>2.59328606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LOG([.C512])" office:value-type="float" office:value="2.66838591669" calcext:value-type="float">
            <text:p>2.6683859167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LOG([.C513])" office:value-type="float" office:value="2.92531209149965" calcext:value-type="float">
            <text:p>2.9253120915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LOG([.C514])" office:value-type="float" office:value="2.62531245096167" calcext:value-type="float">
            <text:p>2.625312451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LOG([.C515])" office:value-type="float" office:value="2.52633927738984" calcext:value-type="float">
            <text:p>2.5263392774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LOG([.C516])" office:value-type="float" office:value="2.45178643552429" calcext:value-type="float">
            <text:p>2.4517864355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LOG([.C517])" office:value-type="float" office:value="2.35024801833416" calcext:value-type="float">
            <text:p>2.350248018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LOG([.C518])" office:value-type="float" office:value="2.29885307640971" calcext:value-type="float">
            <text:p>2.298853076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LOG([.C519])" office:value-type="float" office:value="2.25285303097989" calcext:value-type="float">
            <text:p>2.25285303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LOG([.C520])" office:value-type="float" office:value="2.2405492482826" calcext:value-type="float">
            <text:p>2.240549248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LOG([.C521])" office:value-type="float" office:value="2.18752072083646" calcext:value-type="float">
            <text:p>2.187520720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LOG([.C522])" office:value-type="float" office:value="2.13987908640124" calcext:value-type="float">
            <text:p>2.139879086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LOG([.C523])" office:value-type="float" office:value="2.13353890837022" calcext:value-type="float">
            <text:p>2.133538908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LOG([.C524])" office:value-type="float" office:value="2.18752072083646" calcext:value-type="float">
            <text:p>2.187520720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LOG([.C525])" office:value-type="float" office:value="2.07554696139253" calcext:value-type="float">
            <text:p>2.075546961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LOG([.C526])" office:value-type="float" office:value="2.01703333929878" calcext:value-type="float">
            <text:p>2.017033339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LOG([.C527])" office:value-type="float" office:value="2.07554696139253" calcext:value-type="float">
            <text:p>2.075546961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LOG([.C528])" office:value-type="float" office:value="2.06818586174616" calcext:value-type="float">
            <text:p>2.06818586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LOG([.C529])" office:value-type="float" office:value="1.95904139232109" calcext:value-type="float">
            <text:p>1.959041392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LOG([.C530])" office:value-type="float" office:value="1.98677173426624" calcext:value-type="float">
            <text:p>1.986771734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LOG([.C531])" office:value-type="float" office:value="1.96848294855394" calcext:value-type="float">
            <text:p>1.96848294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LOG([.C532])" office:value-type="float" office:value="1.9731278535997" calcext:value-type="float">
            <text:p>1.973127853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LOG([.C533])" office:value-type="float" office:value="1.95904139232109" calcext:value-type="float">
            <text:p>1.959041392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LOG([.C534])" office:value-type="float" office:value="1.90308998699194" calcext:value-type="float">
            <text:p>1.90308998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LOG([.C535])" office:value-type="float" office:value="1.85125834871908" calcext:value-type="float">
            <text:p>1.851258348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LOG([.C536])" office:value-type="float" office:value="1.98227123303957" calcext:value-type="float">
            <text:p>1.98227123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LOG([.C537])" office:value-type="float" office:value="1.86332286012046" calcext:value-type="float">
            <text:p>1.863322860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LOG([.C538])" office:value-type="float" office:value="1.90308998699194" calcext:value-type="float">
            <text:p>1.90308998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LOG([.C539])" office:value-type="float" office:value="1.74036268949424" calcext:value-type="float">
            <text:p>1.74036268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LOG([.C540])" office:value-type="float" office:value="1.90848501887865" calcext:value-type="float">
            <text:p>1.90848501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LOG([.C541])" office:value-type="float" office:value="1.83250891270624" calcext:value-type="float">
            <text:p>1.832508912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LOG([.C542])" office:value-type="float" office:value="1.94939000664491" calcext:value-type="float">
            <text:p>1.949390006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LOG([.C543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LOG([.C544])" office:value-type="float" office:value="1.80617997398389" calcext:value-type="float">
            <text:p>1.8061799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LOG([.C545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LOG([.C546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LOG([.C547])" office:value-type="float" office:value="1.79934054945358" calcext:value-type="float">
            <text:p>1.799340549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LOG([.C548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LOG([.C549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LOG([.C550])" office:value-type="float" office:value="1.79934054945358" calcext:value-type="float">
            <text:p>1.799340549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LOG([.C551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LOG([.C552])" office:value-type="float" office:value="1.72427586960079" calcext:value-type="float">
            <text:p>1.72427586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LOG([.C553])" office:value-type="float" office:value="1.7160033436348" calcext:value-type="float">
            <text:p>1.71600334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LOG([.C554])" office:value-type="float" office:value="1.80617997398389" calcext:value-type="float">
            <text:p>1.8061799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LOG([.C555])" office:value-type="float" office:value="1.65321251377534" calcext:value-type="float">
            <text:p>1.65321251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LOG([.C556])" office:value-type="float" office:value="1.6232492903979" calcext:value-type="float">
            <text:p>1.62324929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LOG([.C557])" office:value-type="float" office:value="1.74036268949424" calcext:value-type="float">
            <text:p>1.74036268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LOG([.C558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LOG([.C559])" office:value-type="float" office:value="1.83884909073726" calcext:value-type="float">
            <text:p>1.838849090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LOG([.C560])" office:value-type="float" office:value="1.66275783168157" calcext:value-type="float">
            <text:p>1.66275783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LOG([.C561])" office:value-type="float" office:value="1.72427586960079" calcext:value-type="float">
            <text:p>1.72427586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LOG([.C562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LOG([.C563])" office:value-type="float" office:value="1.61278385671974" calcext:value-type="float">
            <text:p>1.61278385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LOG([.C564])" office:value-type="float" office:value="1.6232492903979" calcext:value-type="float">
            <text:p>1.62324929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LOG([.C565])" office:value-type="float" office:value="1.60205999132796" calcext:value-type="float">
            <text:p>1.60205999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LOG([.C566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LOG([.C567])" office:value-type="float" office:value="1.63346845557959" calcext:value-type="float">
            <text:p>1.633468455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LOG([.C568])" office:value-type="float" office:value="1.66275783168157" calcext:value-type="float">
            <text:p>1.66275783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LOG([.C569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LOG([.C570])" office:value-type="float" office:value="1.60205999132796" calcext:value-type="float">
            <text:p>1.60205999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LOG([.C571])" office:value-type="float" office:value="1.5910646070265" calcext:value-type="float">
            <text:p>1.59106460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LOG([.C572])" office:value-type="float" office:value="1.7160033436348" calcext:value-type="float">
            <text:p>1.71600334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LOG([.C573])" office:value-type="float" office:value="1.54406804435028" calcext:value-type="float">
            <text:p>1.54406804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LOG([.C574])" office:value-type="float" office:value="1.53147891704226" calcext:value-type="float">
            <text:p>1.5314789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LOG([.C575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LOG([.C576])" office:value-type="float" office:value="1.55630250076729" calcext:value-type="float">
            <text:p>1.55630250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LOG([.C577])" office:value-type="float" office:value="1.53147891704226" calcext:value-type="float">
            <text:p>1.5314789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LOG([.C578])" office:value-type="float" office:value="1.56820172406699" calcext:value-type="float">
            <text:p>1.56820172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LOG([.C579])" office:value-type="float" office:value="1.63346845557959" calcext:value-type="float">
            <text:p>1.633468455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LOG([.C580])" office:value-type="float" office:value="1.61278385671974" calcext:value-type="float">
            <text:p>1.61278385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LOG([.C581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LOG([.C582])" office:value-type="float" office:value="1.66275783168157" calcext:value-type="float">
            <text:p>1.66275783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LOG([.C583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LOG([.C584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LOG([.C585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LOG([.C586])" office:value-type="float" office:value="1.60205999132796" calcext:value-type="float">
            <text:p>1.60205999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LOG([.C587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LOG([.C588])" office:value-type="float" office:value="1.54406804435028" calcext:value-type="float">
            <text:p>1.54406804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LOG([.C589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LOG([.C590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LOG([.C591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LOG([.C592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LOG([.C593])" office:value-type="float" office:value="1.43136376415899" calcext:value-type="float">
            <text:p>1.43136376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LOG([.C594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LOG([.C595])" office:value-type="float" office:value="1.67209785793572" calcext:value-type="float">
            <text:p>1.672097857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LOG([.C596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LOG([.C597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LOG([.C598])" office:value-type="float" office:value="1.5910646070265" calcext:value-type="float">
            <text:p>1.59106460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LOG([.C599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LOG([.C600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LOG([.C601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LOG([.C602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LOG([.C603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LOG([.C604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LOG([.C605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LOG([.C606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LOG([.C607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LOG([.C608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LOG([.C609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LOG([.C610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LOG([.C611])" office:value-type="float" office:value="1.56820172406699" calcext:value-type="float">
            <text:p>1.56820172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LOG([.C612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LOG([.C613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LOG([.C614])" office:value-type="float" office:value="1.55630250076729" calcext:value-type="float">
            <text:p>1.55630250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LOG([.C615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LOG([.C616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LOG([.C617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LOG([.C618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LOG([.C619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LOG([.C620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LOG([.C621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LOG([.C622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LOG([.C623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LOG([.C624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LOG([.C625])" office:value-type="float" office:value="1.56820172406699" calcext:value-type="float">
            <text:p>1.56820172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LOG([.C626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LOG([.C627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LOG([.C628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LOG([.C629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LOG([.C630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LOG([.C631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LOG([.C632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LOG([.C633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LOG([.C634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LOG([.C635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LOG([.C636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LOG([.C637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LOG([.C638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LOG([.C639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LOG([.C640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LOG([.C641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LOG([.C642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LOG([.C643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LOG([.C644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LOG([.C645])" office:value-type="float" office:value="1.53147891704226" calcext:value-type="float">
            <text:p>1.5314789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LOG([.C646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LOG([.C647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LOG([.C648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LOG([.C649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LOG([.C650])" office:value-type="float" office:value="1.38021124171161" calcext:value-type="float">
            <text:p>1.38021124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LOG([.C651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LOG([.C652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LOG([.C653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LOG([.C654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LOG([.C655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LOG([.C656])" office:value-type="float" office:value="1.38021124171161" calcext:value-type="float">
            <text:p>1.38021124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LOG([.C657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LOG([.C658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LOG([.C659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LOG([.C660])" office:value-type="float" office:value="1.43136376415899" calcext:value-type="float">
            <text:p>1.43136376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LOG([.C661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LOG([.C662])" office:value-type="float" office:value="1.43136376415899" calcext:value-type="float">
            <text:p>1.43136376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LOG([.C663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LOG([.C664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LOG([.C665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LOG([.C666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LOG([.C667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LOG([.C668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LOG([.C669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LOG([.C670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LOG([.C671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LOG([.C672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LOG([.C673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LOG([.C674])" office:value-type="float" office:value="1.38021124171161" calcext:value-type="float">
            <text:p>1.38021124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LOG([.C675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LOG([.C676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LOG([.C677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LOG([.C678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LOG([.C679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LOG([.C680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LOG([.C681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LOG([.C682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LOG([.C683])" office:value-type="float" office:value="1.38021124171161" calcext:value-type="float">
            <text:p>1.38021124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LOG([.C684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LOG([.C685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LOG([.C686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LOG([.C687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LOG([.C688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LOG([.C689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LOG([.C690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LOG([.C691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LOG([.C692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LOG([.C693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LOG([.C694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LOG([.C695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LOG([.C696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LOG([.C697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LOG([.C698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LOG([.C699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LOG([.C700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LOG([.C701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LOG([.C702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LOG([.C703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LOG([.C704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LOG([.C705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LOG([.C706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LOG([.C707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LOG([.C708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LOG([.C709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LOG([.C710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LOG([.C711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LOG([.C712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LOG([.C713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LOG([.C714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LOG([.C715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LOG([.C716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LOG([.C717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LOG([.C718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LOG([.C719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LOG([.C720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LOG([.C721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LOG([.C722])" office:value-type="float" office:value="1.38021124171161" calcext:value-type="float">
            <text:p>1.38021124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LOG([.C723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LOG([.C724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LOG([.C725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LOG([.C726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LOG([.C727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LOG([.C728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LOG([.C729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LOG([.C730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LOG([.C731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LOG([.C732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LOG([.C733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LOG([.C734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LOG([.C735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LOG([.C736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LOG([.C737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LOG([.C738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LOG([.C739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LOG([.C740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LOG([.C741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LOG([.C742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LOG([.C743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LOG([.C744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LOG([.C745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LOG([.C746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LOG([.C747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LOG([.C748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LOG([.C749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LOG([.C750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LOG([.C751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LOG([.C752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LOG([.C753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LOG([.C754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LOG([.C755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LOG([.C756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LOG([.C757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LOG([.C758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LOG([.C759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LOG([.C760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LOG([.C761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LOG([.C762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LOG([.C763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LOG([.C764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LOG([.C765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LOG([.C766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LOG([.C767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LOG([.C768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LOG([.C769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LOG([.C770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LOG([.C771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LOG([.C772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LOG([.C773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LOG([.C774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LOG([.C775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LOG([.C776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LOG([.C777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LOG([.C778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LOG([.C779])" office:value-type="float" office:value="1.43136376415899" calcext:value-type="float">
            <text:p>1.43136376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LOG([.C780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LOG([.C781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LOG([.C782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LOG([.C783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LOG([.C784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LOG([.C785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LOG([.C786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LOG([.C787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LOG([.C788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LOG([.C789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LOG([.C790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LOG([.C791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LOG([.C792])" office:value-type="float" office:value="1.38021124171161" calcext:value-type="float">
            <text:p>1.38021124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LOG([.C793])" office:value-type="float" office:value="1.38021124171161" calcext:value-type="float">
            <text:p>1.38021124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LOG([.C794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LOG([.C795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LOG([.C796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LOG([.C797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LOG([.C798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LOG([.C799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LOG([.C800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LOG([.C801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LOG([.C802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LOG([.C803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LOG([.C804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LOG([.C805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LOG([.C806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LOG([.C807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LOG([.C808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LOG([.C809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LOG([.C810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LOG([.C811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LOG([.C812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LOG([.C813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LOG([.C814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LOG([.C815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LOG([.C816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LOG([.C817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LOG([.C818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LOG([.C819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LOG([.C820])" office:value-type="float" office:value="1.38021124171161" calcext:value-type="float">
            <text:p>1.38021124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LOG([.C821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LOG([.C822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LOG([.C823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LOG([.C824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LOG([.C825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LOG([.C826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LOG([.C827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LOG([.C828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LOG([.C829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LOG([.C830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LOG([.C831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LOG([.C832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LOG([.C833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LOG([.C834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LOG([.C835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LOG([.C836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LOG([.C837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LOG([.C838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LOG([.C839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LOG([.C840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LOG([.C841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LOG([.C842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LOG([.C843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LOG([.C844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LOG([.C845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LOG([.C846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LOG([.C847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LOG([.C848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LOG([.C849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LOG([.C850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LOG([.C851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LOG([.C852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LOG([.C853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LOG([.C854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LOG([.C855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LOG([.C856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LOG([.C857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LOG([.C858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LOG([.C859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LOG([.C860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LOG([.C861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LOG([.C862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LOG([.C863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LOG([.C864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LOG([.C865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LOG([.C866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LOG([.C867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LOG([.C868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LOG([.C869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LOG([.C870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LOG([.C871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LOG([.C872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LOG([.C873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LOG([.C874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LOG([.C875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LOG([.C876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LOG([.C877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LOG([.C878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LOG([.C879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LOG([.C880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LOG([.C881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LOG([.C882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LOG([.C883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LOG([.C884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LOG([.C885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LOG([.C886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LOG([.C887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LOG([.C888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LOG([.C889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LOG([.C890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LOG([.C891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LOG([.C892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LOG([.C893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LOG([.C894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LOG([.C895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LOG([.C896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LOG([.C897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LOG([.C898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LOG([.C899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LOG([.C900])" office:value-type="float" office:value="1.38021124171161" calcext:value-type="float">
            <text:p>1.38021124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LOG([.C901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LOG([.C902])" office:value-type="float" office:value="1.38021124171161" calcext:value-type="float">
            <text:p>1.38021124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LOG([.C903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LOG([.C904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LOG([.C905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LOG([.C906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LOG([.C907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LOG([.C908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LOG([.C909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LOG([.C910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LOG([.C911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LOG([.C912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LOG([.C913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LOG([.C914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LOG([.C915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LOG([.C916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LOG([.C917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LOG([.C918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LOG([.C919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LOG([.C920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LOG([.C921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LOG([.C922])" office:value-type="float" office:value="1.43136376415899" calcext:value-type="float">
            <text:p>1.43136376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LOG([.C923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LOG([.C924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LOG([.C925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LOG([.C926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LOG([.C927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LOG([.C928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LOG([.C929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LOG([.C930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LOG([.C931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LOG([.C932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LOG([.C933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LOG([.C934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LOG([.C935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LOG([.C936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LOG([.C937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LOG([.C938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LOG([.C939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LOG([.C940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LOG([.C941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LOG([.C942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LOG([.C943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LOG([.C944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LOG([.C945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LOG([.C946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LOG([.C947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LOG([.C948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LOG([.C949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LOG([.C950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LOG([.C951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LOG([.C952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LOG([.C953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LOG([.C954])" office:value-type="float" office:value="1.43136376415899" calcext:value-type="float">
            <text:p>1.43136376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LOG([.C955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LOG([.C956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LOG([.C957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LOG([.C958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LOG([.C959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LOG([.C960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LOG([.C961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LOG([.C962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LOG([.C963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LOG([.C964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LOG([.C965])" office:value-type="float" office:value="1.54406804435028" calcext:value-type="float">
            <text:p>1.54406804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LOG([.C966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LOG([.C967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LOG([.C968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LOG([.C969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LOG([.C970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LOG([.C971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LOG([.C972])" office:value-type="float" office:value="1.64345267648619" calcext:value-type="float">
            <text:p>1.64345267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LOG([.C973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LOG([.C974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LOG([.C975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LOG([.C976])" office:value-type="float" office:value="1.5910646070265" calcext:value-type="float">
            <text:p>1.59106460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LOG([.C977])" office:value-type="float" office:value="1.43136376415899" calcext:value-type="float">
            <text:p>1.43136376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LOG([.C978])" office:value-type="float" office:value="1.60205999132796" calcext:value-type="float">
            <text:p>1.60205999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LOG([.C979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LOG([.C980])" office:value-type="float" office:value="1.5910646070265" calcext:value-type="float">
            <text:p>1.59106460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LOG([.C981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LOG([.C982])" office:value-type="float" office:value="1.66275783168157" calcext:value-type="float">
            <text:p>1.66275783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LOG([.C983])" office:value-type="float" office:value="1.60205999132796" calcext:value-type="float">
            <text:p>1.60205999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LOG([.C984])" office:value-type="float" office:value="1.61278385671974" calcext:value-type="float">
            <text:p>1.61278385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LOG([.C985])" office:value-type="float" office:value="1.53147891704226" calcext:value-type="float">
            <text:p>1.5314789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LOG([.C986])" office:value-type="float" office:value="1.61278385671974" calcext:value-type="float">
            <text:p>1.61278385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LOG([.C987])" office:value-type="float" office:value="1.55630250076729" calcext:value-type="float">
            <text:p>1.55630250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LOG([.C988])" office:value-type="float" office:value="1.55630250076729" calcext:value-type="float">
            <text:p>1.55630250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LOG([.C989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LOG([.C990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LOG([.C991])" office:value-type="float" office:value="1.70757017609794" calcext:value-type="float">
            <text:p>1.70757017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LOG([.C992])" office:value-type="float" office:value="1.63346845557959" calcext:value-type="float">
            <text:p>1.633468455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LOG([.C993])" office:value-type="float" office:value="1.66275783168157" calcext:value-type="float">
            <text:p>1.66275783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LOG([.C994])" office:value-type="float" office:value="1.80617997398389" calcext:value-type="float">
            <text:p>1.8061799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LOG([.C995])" office:value-type="float" office:value="1.64345267648619" calcext:value-type="float">
            <text:p>1.64345267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LOG([.C996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LOG([.C997])" office:value-type="float" office:value="1.67209785793572" calcext:value-type="float">
            <text:p>1.672097857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LOG([.C998])" office:value-type="float" office:value="1.67209785793572" calcext:value-type="float">
            <text:p>1.672097857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LOG([.C999])" office:value-type="float" office:value="1.85125834871908" calcext:value-type="float">
            <text:p>1.851258348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LOG([.C1000])" office:value-type="float" office:value="1.69019608002851" calcext:value-type="float">
            <text:p>1.6901960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LOG([.C1001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LOG([.C1002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LOG([.C1003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LOG([.C1004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LOG([.C1005])" office:value-type="float" office:value="1.74036268949424" calcext:value-type="float">
            <text:p>1.74036268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LOG([.C1006])" office:value-type="float" office:value="1.83250891270624" calcext:value-type="float">
            <text:p>1.832508912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LOG([.C1007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LOG([.C1008])" office:value-type="float" office:value="1.89762709129044" calcext:value-type="float">
            <text:p>1.897627091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LOG([.C1009])" office:value-type="float" office:value="1.91381385238372" calcext:value-type="float">
            <text:p>1.913813852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LOG([.C1010])" office:value-type="float" office:value="1.79934054945358" calcext:value-type="float">
            <text:p>1.799340549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LOG([.C1011])" office:value-type="float" office:value="1.89762709129044" calcext:value-type="float">
            <text:p>1.897627091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LOG([.C1012])" office:value-type="float" office:value="1.84509804001426" calcext:value-type="float">
            <text:p>1.8450980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LOG([.C1013])" office:value-type="float" office:value="1.94939000664491" calcext:value-type="float">
            <text:p>1.949390006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LOG([.C1014])" office:value-type="float" office:value="1.88649072517248" calcext:value-type="float">
            <text:p>1.886490725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LOG([.C1015])" office:value-type="float" office:value="1.93951925261862" calcext:value-type="float">
            <text:p>1.939519252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LOG([.C1016])" office:value-type="float" office:value="2.02530586526477" calcext:value-type="float">
            <text:p>2.025305865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LOG([.C1017])" office:value-type="float" office:value="1.90308998699194" calcext:value-type="float">
            <text:p>1.90308998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LOG([.C1018])" office:value-type="float" office:value="2.00432137378264" calcext:value-type="float">
            <text:p>2.00432137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LOG([.C1019])" office:value-type="float" office:value="2.11394335230684" calcext:value-type="float">
            <text:p>2.113943352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LOG([.C1020])" office:value-type="float" office:value="2.12057393120585" calcext:value-type="float">
            <text:p>2.120573931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LOG([.C1021])" office:value-type="float" office:value="2.11727129565576" calcext:value-type="float">
            <text:p>2.117271295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LOG([.C1022])" office:value-type="float" office:value="2.16136800223497" calcext:value-type="float">
            <text:p>2.161368002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LOG([.C1023])" office:value-type="float" office:value="2.24303804868629" calcext:value-type="float">
            <text:p>2.243038048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LOG([.C1024])" office:value-type="float" office:value="2.2718416065365" calcext:value-type="float">
            <text:p>2.2718416065</text:p>
          </table:table-cell>
          <table:table-cell office:value-type="float" office:value="187" calcext:value-type="float">
            <text:p>1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13:58:16.324666640</dc:date>
    <dc:creator>patrick </dc:creator>
    <meta:editing-duration>PT5M28S</meta:editing-duration>
    <meta:editing-cycles>4</meta:editing-cycles>
    <meta:generator>LibreOffice/4.3.3.2$Linux_X86_64 LibreOffice_project/430m0$Build-2</meta:generator>
    <meta:document-statistic meta:table-count="1" meta:cell-count="30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bar" chart:style-name="ch1">
        <chart:plot-area chart:style-name="ch2" table:cell-range-address="'boats1024.comp'.A1:'boats1024.comp'.B1024" chart:data-source-has-labels="column" svg:x="1.33cm" svg:y="0.18cm" svg:width="14.348cm" svg:height="7.664cm">
          <chartooo:coordinate-region svg:x="2.057cm" svg:y="0.379cm" svg:width="13.621cm" svg:height="6.541cm"/>
          <chart:axis chart:dimension="x" chart:name="primary-x" chart:style-name="ch3" chartooo:axis-type="auto">
            <chartooo:date-scale/>
            <chart:title svg:x="7.997cm" svg:y="8.024cm" chart:style-name="ch4">
              <text:p>offsets</text:p>
            </chart:title>
            <chart:categories table:cell-range-address="'boats1024.comp'.A1:'boats1024.comp'.A1024"/>
          </chart:axis>
          <chart:axis chart:dimension="y" chart:name="primary-y" chart:style-name="ch5">
            <chart:title svg:x="0.451cm" svg:y="5.286cm" chart:style-name="ch6">
              <text:p>frequencies (log)</text:p>
            </chart:title>
            <chart:grid chart:style-name="ch7" chart:class="major"/>
          </chart:axis>
          <chart:series chart:style-name="ch8" chart:values-cell-range-address="'boats1024.comp'.B1:'boats1024.comp'.B1024" chart:class="chart:bar">
            <chart:data-point chart:repeated="10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boats1024.comp'.A1:'boats1024.comp'.A1024</svg:desc>
                </draw:g>
              </table:table-cell>
              <table:table-cell office:value-type="float" office:value="3.57634135020579">
                <text:p>3.57634135020579</text:p>
                <draw:g>
                  <svg:desc>'boats1024.comp'.B1:'boats1024.comp'.B102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.40500466505037">
                <text:p>3.4050046650503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36285930295868">
                <text:p>3.362859302958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30856441356124">
                <text:p>3.3085644135612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13861843389949">
                <text:p>3.1386184338994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.14488541828714">
                <text:p>3.1448854182871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.04921802267018">
                <text:p>3.0492180226701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.02938377768521">
                <text:p>3.0293837776852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97772360528885">
                <text:p>2.9777236052888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94743372188705">
                <text:p>2.947433721887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92685670894969">
                <text:p>2.9268567089496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87390159786446">
                <text:p>2.8739015978644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84260923961056">
                <text:p>2.8426092396105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83250891270624">
                <text:p>2.8325089127062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.80753502806885">
                <text:p>2.8075350280688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80753502806885">
                <text:p>2.8075350280688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76492298464989">
                <text:p>2.7649229846498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76863810124761">
                <text:p>2.7686381012476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.72427586960079">
                <text:p>2.7242758696007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73798732633343">
                <text:p>2.737987326333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69983772586725">
                <text:p>2.6998377258672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69372694892365">
                <text:p>2.6937269489236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62428209583567">
                <text:p>2.6242820958356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69108149212297">
                <text:p>2.6910814921229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62117628177503">
                <text:p>2.6211762817750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61804809671209">
                <text:p>2.6180480967120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60530504614111">
                <text:p>2.6053050461411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59439255037543">
                <text:p>2.5943925503754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60422605308447">
                <text:p>2.6042260530844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.56110138364906">
                <text:p>2.561101383649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5705429398819">
                <text:p>2.570542939881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.55870857053317">
                <text:p>2.5587085705331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53019969820308">
                <text:p>2.5301996982030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.54406804435028">
                <text:p>2.5440680443502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.51054501020661">
                <text:p>2.5105450102066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.47712125471966">
                <text:p>2.4771212547196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45331834004704">
                <text:p>2.4533183400470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.44247976906445">
                <text:p>2.4424797690644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.46089784275655">
                <text:p>2.4608978427565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.46089784275655">
                <text:p>2.460897842756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46089784275655">
                <text:p>2.4608978427565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.40654018043395">
                <text:p>2.4065401804339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.45484486000851">
                <text:p>2.4548448600085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.37657695705651">
                <text:p>2.3765769570565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.40312052117582">
                <text:p>2.4031205211758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.40654018043395">
                <text:p>2.4065401804339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.38381536598043">
                <text:p>2.3838153659804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.44090908206522">
                <text:p>2.4409090820652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39967372148104">
                <text:p>2.3996737214810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.33445375115093">
                <text:p>2.3344537511509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35024801833416">
                <text:p>2.3502480183341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.39269695325967">
                <text:p>2.3926969532596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.3541084391474">
                <text:p>2.354108439147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.3747483460101">
                <text:p>2.374748346010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.31386722036915">
                <text:p>2.3138672203691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.34242268082221">
                <text:p>2.3424226808222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.30749603791321">
                <text:p>2.3074960379132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.29003461136252">
                <text:p>2.2900346113625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.30535136944662">
                <text:p>2.3053513694466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.36921585741014">
                <text:p>2.3692158574101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29446622616159">
                <text:p>2.2944662261615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.29885307640971">
                <text:p>2.2988530764097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.29003461136252">
                <text:p>2.2900346113625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.29003461136252">
                <text:p>2.2900346113625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26245108973043">
                <text:p>2.2624510897304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.29225607135648">
                <text:p>2.2922560713564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.2718416065365">
                <text:p>2.271841606536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.21218760440396">
                <text:p>2.2121876044039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.26481782300954">
                <text:p>2.2648178230095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.26007138798507">
                <text:p>2.2600713879850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2718416065365">
                <text:p>2.271841606536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.22530928172586">
                <text:p>2.2253092817258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.30102999566398">
                <text:p>2.3010299956639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.25285303097989">
                <text:p>2.2528530309798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.15533603746506">
                <text:p>2.1553360374650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.20411998265592">
                <text:p>2.2041199826559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.2148438480477">
                <text:p>2.2148438480477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.19033169817029">
                <text:p>2.1903316981702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.18184358794477">
                <text:p>2.1818435879447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.24303804868629">
                <text:p>2.2430380486862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22788670461367">
                <text:p>2.2278867046136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.22788670461367">
                <text:p>2.2278867046136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.16435285578444">
                <text:p>2.1643528557844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.17897694729317">
                <text:p>2.1789769472931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.24551266781415">
                <text:p>2.2455126678141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.17609125905568">
                <text:p>2.1760912590556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.16435285578444">
                <text:p>2.1643528557844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.16435285578444">
                <text:p>2.1643528557844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.19865708695442">
                <text:p>2.1986570869544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.19033169817029">
                <text:p>2.190331698170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.19312459835446">
                <text:p>2.1931245983544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.16435285578444">
                <text:p>2.1643528557844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.12385164096709">
                <text:p>2.12385164096709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.13033376849501">
                <text:p>2.1303337684950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.14612803567824">
                <text:p>2.1461280356782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.10380372095596">
                <text:p>2.1038037209559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.11394335230684">
                <text:p>2.1139433523068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.14921911265538">
                <text:p>2.1492191126553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.07554696139253">
                <text:p>2.075546961392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0899051114394">
                <text:p>2.0899051114394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.16435285578444">
                <text:p>2.1643528557844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.14612803567824">
                <text:p>2.1461280356782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.0899051114394">
                <text:p>2.089905111439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.05690485133647">
                <text:p>2.0569048513364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.12710479836481">
                <text:p>2.12710479836481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.08635983067475">
                <text:p>2.0863598306747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.10037054511756">
                <text:p>2.10037054511756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.11727129565576">
                <text:p>2.11727129565576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.01703333929878">
                <text:p>2.01703333929878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.14301480025409">
                <text:p>2.14301480025409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.08278537031645">
                <text:p>2.08278537031645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2.17026171539496">
                <text:p>2.17026171539496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.12385164096709">
                <text:p>2.12385164096709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.14921911265538">
                <text:p>2.14921911265538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.06069784035361">
                <text:p>2.06069784035361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.08278537031645">
                <text:p>2.0827853703164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.13987908640124">
                <text:p>2.13987908640124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.07918124604762">
                <text:p>2.07918124604762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.06445798922692">
                <text:p>2.0644579892269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.11394335230684">
                <text:p>2.1139433523068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.11058971029925">
                <text:p>2.1105897102992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.02118929906994">
                <text:p>2.02118929906994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.15228834438306">
                <text:p>2.1522883443830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.03742649794062">
                <text:p>2.0374264979406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.04532297878666">
                <text:p>2.0453229787866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.03742649794062">
                <text:p>2.0374264979406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.02530586526477">
                <text:p>2.02530586526477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.00860017176192">
                <text:p>2.00860017176192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.99563519459755">
                <text:p>1.9956351945975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.06818586174616">
                <text:p>2.0681858617461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.00860017176192">
                <text:p>2.0086001717619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.07918124604762">
                <text:p>2.07918124604762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.13672056715641">
                <text:p>2.1367205671564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.04139268515822">
                <text:p>2.04139268515822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.07918124604762">
                <text:p>2.07918124604762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.92427928606188">
                <text:p>1.92427928606188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.02530586526477">
                <text:p>2.02530586526477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.99563519459755">
                <text:p>1.99563519459755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.9912260756925">
                <text:p>1.9912260756925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.00432137378264">
                <text:p>2.00432137378264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.99563519459755">
                <text:p>1.9956351945975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.01283722470517">
                <text:p>2.0128372247051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98227123303957">
                <text:p>1.98227123303957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.98227123303957">
                <text:p>1.98227123303957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2.00860017176192">
                <text:p>2.00860017176192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.05307844348342">
                <text:p>2.05307844348342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.86332286012046">
                <text:p>1.86332286012046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.95424250943932">
                <text:p>1.95424250943932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.0899051114394">
                <text:p>2.0899051114394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.93951925261862">
                <text:p>1.9395192526186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.96848294855394">
                <text:p>1.9684829485539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.9912260756925">
                <text:p>1.991226075692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.00432137378264">
                <text:p>2.00432137378264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.93951925261862">
                <text:p>1.9395192526186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.93951925261862">
                <text:p>1.9395192526186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.9731278535997">
                <text:p>1.9731278535997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.91907809237607">
                <text:p>1.91907809237607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.98227123303957">
                <text:p>1.9822712330395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.95424250943932">
                <text:p>1.9542425094393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.98227123303957">
                <text:p>1.98227123303957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.92941892571429">
                <text:p>1.92941892571429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.02118929906994">
                <text:p>2.0211892990699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.89762709129044">
                <text:p>1.8976270912904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.92941892571429">
                <text:p>1.92941892571429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.89762709129044">
                <text:p>1.8976270912904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88649072517248">
                <text:p>1.88649072517248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.92427928606188">
                <text:p>1.92427928606188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.94448267215017">
                <text:p>1.94448267215017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.96848294855394">
                <text:p>1.96848294855394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.86332286012046">
                <text:p>1.8633228601204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.92941892571429">
                <text:p>1.92941892571429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.94448267215017">
                <text:p>1.94448267215017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.93449845124357">
                <text:p>1.9344984512435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.01703333929878">
                <text:p>2.01703333929878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.88649072517248">
                <text:p>1.88649072517248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91907809237607">
                <text:p>1.91907809237607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.91381385238372">
                <text:p>1.9138138523837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.03342375548695">
                <text:p>2.03342375548695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.93449845124357">
                <text:p>1.93449845124357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.91907809237607">
                <text:p>1.91907809237607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.95904139232109">
                <text:p>1.95904139232109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.93951925261862">
                <text:p>1.9395192526186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.91381385238372">
                <text:p>1.9138138523837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.91907809237607">
                <text:p>1.91907809237607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.9731278535997">
                <text:p>1.9731278535997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.8750612633917">
                <text:p>1.8750612633917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.9731278535997">
                <text:p>1.9731278535997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.91907809237607">
                <text:p>1.91907809237607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.92941892571429">
                <text:p>1.92941892571429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.98677173426624">
                <text:p>1.98677173426624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.91381385238372">
                <text:p>1.9138138523837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.8750612633917">
                <text:p>1.8750612633917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88649072517248">
                <text:p>1.88649072517248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1.88649072517248">
                <text:p>1.88649072517248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1.92427928606188">
                <text:p>1.9242792860618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1.86332286012046">
                <text:p>1.86332286012046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1.89762709129044">
                <text:p>1.89762709129044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1.92941892571429">
                <text:p>1.9294189257142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.8750612633917">
                <text:p>1.8750612633917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1.93951925261862">
                <text:p>1.9395192526186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.88649072517248">
                <text:p>1.88649072517248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1.70757017609794">
                <text:p>1.70757017609794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1.86332286012046">
                <text:p>1.8633228601204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.92941892571429">
                <text:p>1.92941892571429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1.8750612633917">
                <text:p>1.8750612633917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1.70757017609794">
                <text:p>1.70757017609794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1.86332286012046">
                <text:p>1.8633228601204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1.68124123737559">
                <text:p>1.68124123737559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1.86332286012046">
                <text:p>1.86332286012046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1.8750612633917">
                <text:p>1.875061263391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1.8750612633917">
                <text:p>1.8750612633917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1.70757017609794">
                <text:p>1.70757017609794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1.88649072517248">
                <text:p>1.88649072517248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.89762709129044">
                <text:p>1.89762709129044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1.89762709129044">
                <text:p>1.89762709129044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1.92427928606188">
                <text:p>1.92427928606188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1.96848294855394">
                <text:p>1.96848294855394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1.97772360528885">
                <text:p>1.97772360528885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1.95424250943932">
                <text:p>1.95424250943932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.95904139232109">
                <text:p>1.95904139232109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1.89762709129044">
                <text:p>1.89762709129044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1.9731278535997">
                <text:p>1.9731278535997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1.95904139232109">
                <text:p>1.95904139232109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1.96848294855394">
                <text:p>1.96848294855394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2.06818586174616">
                <text:p>2.06818586174616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.96848294855394">
                <text:p>1.9684829485539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1.97772360528885">
                <text:p>1.97772360528885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1.91381385238372">
                <text:p>1.91381385238372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2.02938377768521">
                <text:p>2.02938377768521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2.03742649794062">
                <text:p>2.03742649794062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2.05307844348342">
                <text:p>2.05307844348342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2.05690485133647">
                <text:p>2.05690485133647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2.02118929906994">
                <text:p>2.02118929906994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1.9731278535997">
                <text:p>1.973127853599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.00860017176192">
                <text:p>2.00860017176192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2.02530586526477">
                <text:p>2.02530586526477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2.12057393120585">
                <text:p>2.12057393120585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2.03742649794062">
                <text:p>2.03742649794062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2.02530586526477">
                <text:p>2.02530586526477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2.08635983067475">
                <text:p>2.08635983067475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2.11394335230684">
                <text:p>2.11394335230684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2.12385164096709">
                <text:p>2.12385164096709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2.11727129565576">
                <text:p>2.11727129565576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.15836249209525">
                <text:p>2.15836249209525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2.13353890837022">
                <text:p>2.13353890837022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2.18184358794477">
                <text:p>2.18184358794477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2.12710479836481">
                <text:p>2.12710479836481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2.1846914308176">
                <text:p>2.1846914308176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2.16435285578444">
                <text:p>2.16435285578444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2.18184358794477">
                <text:p>2.18184358794477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2.2405492482826">
                <text:p>2.2405492482826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2.23552844690755">
                <text:p>2.23552844690755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2.25285303097989">
                <text:p>2.2528530309798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.25527250510331">
                <text:p>2.25527250510331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2.27415784926368">
                <text:p>2.27415784926368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2.28330122870355">
                <text:p>2.28330122870355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2.2405492482826">
                <text:p>2.2405492482826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2.33645973384853">
                <text:p>2.33645973384853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2.3654879848909">
                <text:p>2.3654879848909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2.32428245529769">
                <text:p>2.32428245529769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2.4345689040342">
                <text:p>2.4345689040342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2.46686762035411">
                <text:p>2.46686762035411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2.51587384371168">
                <text:p>2.51587384371168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.59328606702046">
                <text:p>2.59328606702046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2.66838591669">
                <text:p>2.6683859166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92531209149965">
                <text:p>2.92531209149965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2.62531245096167">
                <text:p>2.62531245096167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2.52633927738984">
                <text:p>2.52633927738984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2.45178643552429">
                <text:p>2.45178643552429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2.35024801833416">
                <text:p>2.35024801833416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2.29885307640971">
                <text:p>2.29885307640971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2.25285303097989">
                <text:p>2.25285303097989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2.2405492482826">
                <text:p>2.240549248282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.18752072083646">
                <text:p>2.18752072083646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2.13987908640124">
                <text:p>2.13987908640124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2.13353890837022">
                <text:p>2.13353890837022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2.18752072083646">
                <text:p>2.18752072083646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2.07554696139253">
                <text:p>2.07554696139253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2.01703333929878">
                <text:p>2.01703333929878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2.07554696139253">
                <text:p>2.07554696139253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2.06818586174616">
                <text:p>2.06818586174616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1.95904139232109">
                <text:p>1.95904139232109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1.98677173426624">
                <text:p>1.9867717342662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.96848294855394">
                <text:p>1.96848294855394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1.9731278535997">
                <text:p>1.9731278535997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1.95904139232109">
                <text:p>1.95904139232109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1.98227123303957">
                <text:p>1.98227123303957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1.86332286012046">
                <text:p>1.86332286012046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1.65321251377534">
                <text:p>1.65321251377534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1.6232492903979">
                <text:p>1.6232492903979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1.6232492903979">
                <text:p>1.6232492903979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.70757017609794">
                <text:p>1.70757017609794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1002">
                <text:p>100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1003">
                <text:p>100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1005">
                <text:p>1010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float" office:value="1006">
                <text:p>101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1007">
                <text:p>1010</text:p>
              </table:table-cell>
              <table:table-cell office:value-type="float" office:value="1.89762709129044">
                <text:p>1.89762709129044</text:p>
              </table:table-cell>
            </table:table-row>
            <table:table-row>
              <table:table-cell office:value-type="float" office:value="1008">
                <text:p>1010</text:p>
              </table:table-cell>
              <table:table-cell office:value-type="float" office:value="1.91381385238372">
                <text:p>1.91381385238372</text:p>
              </table:table-cell>
            </table:table-row>
            <table:table-row>
              <table:table-cell office:value-type="float" office:value="1009">
                <text:p>101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.89762709129044">
                <text:p>1.89762709129044</text:p>
              </table:table-cell>
            </table:table-row>
            <table:table-row>
              <table:table-cell office:value-type="float" office:value="1011">
                <text:p>101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1012">
                <text:p>1010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float" office:value="1013">
                <text:p>1010</text:p>
              </table:table-cell>
              <table:table-cell office:value-type="float" office:value="1.88649072517248">
                <text:p>1.88649072517248</text:p>
              </table:table-cell>
            </table:table-row>
            <table:table-row>
              <table:table-cell office:value-type="float" office:value="1014">
                <text:p>1010</text:p>
              </table:table-cell>
              <table:table-cell office:value-type="float" office:value="1.93951925261862">
                <text:p>1.93951925261862</text:p>
              </table:table-cell>
            </table:table-row>
            <table:table-row>
              <table:table-cell office:value-type="float" office:value="1015">
                <text:p>1020</text:p>
              </table:table-cell>
              <table:table-cell office:value-type="float" office:value="2.02530586526477">
                <text:p>2.02530586526477</text:p>
              </table:table-cell>
            </table:table-row>
            <table:table-row>
              <table:table-cell office:value-type="float" office:value="1016">
                <text:p>102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1017">
                <text:p>1020</text:p>
              </table:table-cell>
              <table:table-cell office:value-type="float" office:value="2.00432137378264">
                <text:p>2.00432137378264</text:p>
              </table:table-cell>
            </table:table-row>
            <table:table-row>
              <table:table-cell office:value-type="float" office:value="1018">
                <text:p>1020</text:p>
              </table:table-cell>
              <table:table-cell office:value-type="float" office:value="2.11394335230684">
                <text:p>2.11394335230684</text:p>
              </table:table-cell>
            </table:table-row>
            <table:table-row>
              <table:table-cell office:value-type="float" office:value="1019">
                <text:p>1020</text:p>
              </table:table-cell>
              <table:table-cell office:value-type="float" office:value="2.12057393120585">
                <text:p>2.12057393120585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2.11727129565576">
                <text:p>2.11727129565576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2.16136800223497">
                <text:p>2.16136800223497</text:p>
              </table:table-cell>
            </table:table-row>
            <table:table-row>
              <table:table-cell office:value-type="float" office:value="1022">
                <text:p>1020</text:p>
              </table:table-cell>
              <table:table-cell office:value-type="float" office:value="2.24303804868629">
                <text:p>2.24303804868629</text:p>
              </table:table-cell>
            </table:table-row>
            <table:table-row>
              <table:table-cell office:value-type="float" office:value="1023">
                <text:p>1020</text:p>
              </table:table-cell>
              <table:table-cell office:value-type="float" office:value="2.2718416065365">
                <text:p>2.27184160653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